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pt" fo:country="BR" officeooo:rsid="0000ec59" officeooo:paragraph-rsid="0000ec59"/>
    </style:style>
    <style:style style:name="P2" style:family="paragraph" style:parent-style-name="Standard">
      <style:text-properties style:font-name="Arial" fo:language="pt" fo:country="BR" fo:font-weight="bold" officeooo:rsid="00040044" officeooo:paragraph-rsid="00040044" style:font-weight-asian="bold" style:font-weight-complex="bold"/>
    </style:style>
    <style:style style:name="P3" style:family="paragraph" style:parent-style-name="Standard">
      <style:text-properties style:font-name="Arial" fo:language="pt" fo:country="BR" fo:font-weight="bold" officeooo:rsid="0007e660" officeooo:paragraph-rsid="0007e66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language="pt" fo:country="BR" fo:font-weight="bold" officeooo:rsid="0006a10c" officeooo:paragraph-rsid="0006a10c" style:font-weight-asian="bold" style:font-weight-complex="bold"/>
    </style:style>
    <style:style style:name="P5" style:family="paragraph" style:parent-style-name="Standard">
      <style:text-properties style:font-name="Arial" fo:language="pt" fo:country="BR" fo:font-weight="bold" officeooo:rsid="00059e69" officeooo:paragraph-rsid="00059e69" style:font-weight-asian="bold" style:font-weight-complex="bold"/>
    </style:style>
    <style:style style:name="P6" style:family="paragraph" style:parent-style-name="Standard">
      <style:text-properties style:font-name="Arial" fo:language="pt" fo:country="BR" fo:font-weight="bold" officeooo:rsid="0000ec59" officeooo:paragraph-rsid="0000ec59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language="pt" fo:country="BR" fo:font-weight="bold" officeooo:rsid="000b2d4c" officeooo:paragraph-rsid="000b2d4c" style:font-weight-asian="bold" style:font-weight-complex="bold"/>
    </style:style>
    <style:style style:name="P8" style:family="paragraph" style:parent-style-name="Standard">
      <style:text-properties style:font-name="Arial" fo:language="pt" fo:country="BR" fo:font-weight="bold" officeooo:rsid="0016de27" officeooo:paragraph-rsid="0016de27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language="pt" fo:country="BR" fo:font-weight="bold" officeooo:rsid="001864bc" officeooo:paragraph-rsid="001864bc" style:font-weight-asian="bold" style:font-weight-complex="bold"/>
    </style:style>
    <style:style style:name="P10" style:family="paragraph" style:parent-style-name="Standard">
      <style:text-properties style:font-name="Arial" fo:language="pt" fo:country="BR" fo:font-weight="normal" officeooo:rsid="00059e69" officeooo:paragraph-rsid="00059e69" style:font-weight-asian="normal" style:font-weight-complex="normal"/>
    </style:style>
    <style:style style:name="P11" style:family="paragraph" style:parent-style-name="Standard">
      <style:text-properties style:font-name="Arial" fo:language="pt" fo:country="BR" fo:font-weight="normal" officeooo:rsid="0002f54f" officeooo:paragraph-rsid="0002f54f" style:font-weight-asian="normal" style:font-weight-complex="normal"/>
    </style:style>
    <style:style style:name="P12" style:family="paragraph" style:parent-style-name="Standard">
      <style:text-properties style:font-name="Arial" fo:language="pt" fo:country="BR" fo:font-weight="normal" officeooo:rsid="00049f3f" officeooo:paragraph-rsid="00049f3f" style:font-weight-asian="normal" style:font-weight-complex="normal"/>
    </style:style>
    <style:style style:name="P13" style:family="paragraph" style:parent-style-name="Standard">
      <style:text-properties style:font-name="Arial" fo:language="pt" fo:country="BR" fo:font-weight="normal" officeooo:rsid="0016de27" officeooo:paragraph-rsid="0016de27" style:font-weight-asian="normal" style:font-weight-complex="normal"/>
    </style:style>
    <style:style style:name="P14" style:family="paragraph" style:parent-style-name="Standard">
      <style:text-properties style:font-name="Arial" fo:language="pt" fo:country="BR" officeooo:rsid="00010ead" officeooo:paragraph-rsid="00010ead"/>
    </style:style>
    <style:style style:name="P15" style:family="paragraph" style:parent-style-name="Standard">
      <style:text-properties style:font-name="Arial" fo:language="pt" fo:country="BR" officeooo:rsid="000192f3" officeooo:paragraph-rsid="000192f3"/>
    </style:style>
    <style:style style:name="P16" style:family="paragraph" style:parent-style-name="Standard">
      <style:text-properties style:font-name="Arial" fo:language="pt" fo:country="BR" officeooo:rsid="00059e69" officeooo:paragraph-rsid="001864bc"/>
    </style:style>
    <style:style style:name="P17" style:family="paragraph" style:parent-style-name="Standard">
      <style:text-properties officeooo:paragraph-rsid="00010ead"/>
    </style:style>
    <style:style style:name="P18" style:family="paragraph" style:parent-style-name="Standard">
      <style:text-properties officeooo:rsid="000192f3" officeooo:paragraph-rsid="000192f3"/>
    </style:style>
    <style:style style:name="P19" style:family="paragraph" style:parent-style-name="Standard">
      <style:text-properties officeooo:rsid="000514b2" officeooo:paragraph-rsid="000514b2"/>
    </style:style>
    <style:style style:name="P20" style:family="paragraph" style:parent-style-name="Standard">
      <style:text-properties officeooo:paragraph-rsid="001864bc"/>
    </style:style>
    <style:style style:name="P21" style:family="paragraph" style:parent-style-name="Standard">
      <style:paragraph-properties fo:text-align="center" style:justify-single-word="false"/>
      <style:text-properties officeooo:paragraph-rsid="001864bc"/>
    </style:style>
    <style:style style:name="P22" style:family="paragraph" style:parent-style-name="Standard">
      <style:paragraph-properties fo:text-align="center" style:justify-single-word="false"/>
      <style:text-properties officeooo:paragraph-rsid="0018f6df"/>
    </style:style>
    <style:style style:name="P23" style:family="paragraph" style:parent-style-name="Standard">
      <style:paragraph-properties fo:text-align="center" style:justify-single-word="false"/>
      <style:text-properties officeooo:rsid="0018f6df" officeooo:paragraph-rsid="0018f6df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18f6df" officeooo:paragraph-rsid="0018f6df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01ab3da" officeooo:paragraph-rsid="001ab3da" style:font-weight-asian="bold" style:font-weight-complex="bold"/>
    </style:style>
    <style:style style:name="P26" style:family="paragraph" style:parent-style-name="Standard">
      <style:text-properties fo:font-weight="bold" officeooo:rsid="001ab3da" officeooo:paragraph-rsid="001ab3da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officeooo:rsid="001ab3da" officeooo:paragraph-rsid="001ab3da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ab3da" officeooo:paragraph-rsid="001ab3da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Arial" fo:language="pt" fo:country="BR" fo:font-weight="bold" officeooo:rsid="001864bc" officeooo:paragraph-rsid="001864bc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Arial" fo:language="pt" fo:country="BR" fo:font-weight="bold" officeooo:rsid="0018f6df" officeooo:paragraph-rsid="0018f6df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Arial" fo:language="pt" fo:country="BR" fo:font-weight="bold" officeooo:rsid="0002f54f" officeooo:paragraph-rsid="001864bc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Arial" fo:language="pt" fo:country="BR" fo:font-weight="bold" officeooo:rsid="000514b2" officeooo:paragraph-rsid="001864bc" style:font-weight-asian="bold" style:font-weight-complex="bold"/>
    </style:style>
    <style:style style:name="P33" style:family="paragraph" style:parent-style-name="Standard">
      <style:text-properties style:font-name="Arial" fo:language="pt" fo:country="BR" fo:font-weight="bold" officeooo:rsid="000514b2" officeooo:paragraph-rsid="000514b2" style:font-weight-asian="bold" style:font-weight-complex="bold"/>
    </style:style>
    <style:style style:name="P34" style:family="paragraph" style:parent-style-name="Standard">
      <style:text-properties style:font-name="Arial" fo:language="pt" fo:country="BR" fo:font-weight="bold" officeooo:rsid="001ab3da" officeooo:paragraph-rsid="001ab3da" style:font-weight-asian="bold" style:font-weight-complex="bold"/>
    </style:style>
    <style:style style:name="P35" style:family="paragraph" style:parent-style-name="Standard">
      <style:text-properties style:font-name="Arial" fo:language="pt" fo:country="BR" officeooo:rsid="0000ec59" officeooo:paragraph-rsid="0018f6df"/>
    </style:style>
    <style:style style:name="P36" style:family="paragraph" style:parent-style-name="Standard">
      <style:paragraph-properties fo:text-align="center" style:justify-single-word="false"/>
      <style:text-properties style:font-name="Arial" fo:language="pt" fo:country="BR" officeooo:rsid="000192f3" officeooo:paragraph-rsid="0018f6df"/>
    </style:style>
    <style:style style:name="P37" style:family="paragraph" style:parent-style-name="Standard">
      <style:paragraph-properties fo:text-align="start" style:justify-single-word="false"/>
      <style:text-properties style:font-name="Arial" fo:language="pt" fo:country="BR" officeooo:rsid="000192f3" officeooo:paragraph-rsid="001864bc"/>
    </style:style>
    <style:style style:name="P38" style:family="paragraph" style:parent-style-name="Standard">
      <style:paragraph-properties fo:text-align="start" style:justify-single-word="false"/>
      <style:text-properties style:font-name="Arial" fo:language="pt" fo:country="BR" fo:font-weight="normal" officeooo:rsid="0002f54f" officeooo:paragraph-rsid="001864bc" style:font-weight-asian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font-name="Arial" fo:language="pt" fo:country="BR" fo:font-weight="normal" officeooo:rsid="00049f3f" officeooo:paragraph-rsid="001864bc" style:font-weight-asian="normal" style:font-weight-complex="normal"/>
    </style:style>
    <style:style style:name="P40" style:family="paragraph" style:parent-style-name="Standard">
      <style:text-properties style:font-name="Arial" fo:language="pt" fo:country="BR" fo:font-weight="normal" officeooo:rsid="001ab3da" officeooo:paragraph-rsid="001ab3da" style:font-weight-asian="normal" style:font-weight-complex="normal"/>
    </style:style>
    <style:style style:name="P41" style:family="paragraph" style:parent-style-name="Standard">
      <style:text-properties style:font-name="Arial" fo:language="pt" fo:country="BR" fo:font-weight="normal" officeooo:rsid="000514b2" officeooo:paragraph-rsid="000514b2" style:font-weight-asian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Arial" fo:language="pt" fo:country="BR" fo:font-weight="normal" officeooo:rsid="000514b2" officeooo:paragraph-rsid="000514b2" style:font-weight-asian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Arial" fo:font-size="16pt" fo:language="pt" fo:country="BR" fo:font-weight="bold" officeooo:rsid="001ab3da" officeooo:paragraph-rsid="001ab3da" style:font-size-asian="16pt" style:font-weight-asian="bold" style:font-size-complex="16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Arial" fo:font-size="12pt" fo:language="pt" fo:country="BR" fo:font-weight="bold" officeooo:rsid="001ab3da" officeooo:paragraph-rsid="001ab3da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Arial" fo:font-size="12pt" fo:language="pt" fo:country="BR" fo:font-weight="bold" officeooo:rsid="002055ad" officeooo:paragraph-rsid="002055ad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Arial" fo:font-size="12pt" fo:language="pt" fo:country="BR" fo:font-weight="normal" officeooo:rsid="001ab3da" officeooo:paragraph-rsid="001ab3da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rial" fo:font-size="12pt" fo:language="pt" fo:country="BR" fo:font-weight="normal" officeooo:rsid="002055ad" officeooo:paragraph-rsid="002055ad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font-name="Arial" fo:language="pt" fo:country="BR" fo:font-weight="normal" officeooo:rsid="001ab3da" officeooo:paragraph-rsid="000514b2" style:font-weight-asian="normal" style:font-weight-complex="normal"/>
    </style:style>
    <style:style style:name="T1" style:family="text">
      <style:text-properties style:font-name="Arial" fo:language="pt" fo:country="BR"/>
    </style:style>
    <style:style style:name="T2" style:family="text">
      <style:text-properties style:font-name="Arial" fo:language="pt" fo:country="BR" fo:font-weight="bold" style:font-weight-asian="bold" style:font-weight-complex="bold"/>
    </style:style>
    <style:style style:name="T3" style:family="text">
      <style:text-properties style:font-name="Arial" fo:language="pt" fo:country="BR" fo:font-weight="bold" officeooo:rsid="0000ec59" style:font-weight-asian="bold" style:font-weight-complex="bold"/>
    </style:style>
    <style:style style:name="T4" style:family="text">
      <style:text-properties style:font-name="Arial" fo:language="pt" fo:country="BR" fo:font-weight="bold" officeooo:rsid="00010ead" style:font-weight-asian="bold" style:font-weight-complex="bold"/>
    </style:style>
    <style:style style:name="T5" style:family="text">
      <style:text-properties style:font-name="Arial" fo:language="pt" fo:country="BR" fo:font-weight="bold" officeooo:rsid="000514b2" style:font-weight-asian="bold" style:font-weight-complex="bold"/>
    </style:style>
    <style:style style:name="T6" style:family="text">
      <style:text-properties style:font-name="Arial" fo:language="pt" fo:country="BR" fo:font-weight="bold" officeooo:rsid="0014550d" style:font-weight-asian="bold" style:font-weight-complex="bold"/>
    </style:style>
    <style:style style:name="T7" style:family="text">
      <style:text-properties style:font-name="Arial" fo:language="pt" fo:country="BR" fo:font-weight="bold" officeooo:rsid="001864bc" style:font-weight-asian="bold" style:font-weight-complex="bold"/>
    </style:style>
    <style:style style:name="T8" style:family="text">
      <style:text-properties style:font-name="Arial" fo:language="pt" fo:country="BR" fo:font-weight="bold" officeooo:rsid="00040044" style:font-weight-asian="bold" style:font-weight-complex="bold"/>
    </style:style>
    <style:style style:name="T9" style:family="text">
      <style:text-properties style:font-name="Arial" fo:language="pt" fo:country="BR" fo:font-weight="bold" officeooo:rsid="002055ad" style:font-weight-asian="bold" style:font-weight-complex="bold"/>
    </style:style>
    <style:style style:name="T10" style:family="text">
      <style:text-properties style:font-name="Arial" fo:language="pt" fo:country="BR" officeooo:rsid="0000ec59"/>
    </style:style>
    <style:style style:name="T11" style:family="text">
      <style:text-properties style:font-name="Arial" fo:language="pt" fo:country="BR" officeooo:rsid="00010ead"/>
    </style:style>
    <style:style style:name="T12" style:family="text">
      <style:text-properties style:font-name="Arial" fo:language="pt" fo:country="BR" officeooo:rsid="000192f3"/>
    </style:style>
    <style:style style:name="T13" style:family="text">
      <style:text-properties style:font-name="Arial" fo:language="pt" fo:country="BR" officeooo:rsid="00040044"/>
    </style:style>
    <style:style style:name="T14" style:family="text">
      <style:text-properties style:font-name="Arial" fo:language="pt" fo:country="BR" fo:font-weight="normal" style:font-weight-asian="normal" style:font-weight-complex="normal"/>
    </style:style>
    <style:style style:name="T15" style:family="text">
      <style:text-properties style:font-name="Arial" fo:language="pt" fo:country="BR" fo:font-weight="normal" officeooo:rsid="000514b2" style:font-weight-asian="normal" style:font-weight-complex="normal"/>
    </style:style>
    <style:style style:name="T16" style:family="text">
      <style:text-properties style:font-name="Arial" fo:language="pt" fo:country="BR" fo:font-weight="normal" officeooo:rsid="0014550d" style:font-weight-asian="normal" style:font-weight-complex="normal"/>
    </style:style>
    <style:style style:name="T17" style:family="text">
      <style:text-properties style:font-name="Arial" fo:language="pt" fo:country="BR" officeooo:rsid="002055ad"/>
    </style:style>
    <style:style style:name="T18" style:family="text">
      <style:text-properties style:font-name="Arial" fo:font-size="12pt" fo:language="pt" fo:country="BR" style:font-size-asian="12pt" style:font-size-complex="12pt"/>
    </style:style>
    <style:style style:name="T19" style:family="text">
      <style:text-properties style:font-name="Arial" fo:font-size="12pt" fo:language="pt" fo:country="BR" fo:font-weight="normal" style:font-size-asian="12pt" style:font-weight-asian="normal" style:font-size-complex="12pt" style:font-weight-complex="normal"/>
    </style:style>
    <style:style style:name="T20" style:family="text">
      <style:text-properties style:font-name="Arial" fo:font-size="12pt" fo:language="pt" fo:country="BR" fo:font-weight="bold" style:font-size-asian="12pt" style:font-weight-asian="bold" style:font-size-complex="12pt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02f54f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093eff" style:font-weight-asian="normal" style:font-weight-complex="normal"/>
    </style:style>
    <style:style style:name="T25" style:family="text">
      <style:text-properties fo:font-weight="normal" officeooo:rsid="000d3cab" style:font-weight-asian="normal" style:font-weight-complex="normal"/>
    </style:style>
    <style:style style:name="T26" style:family="text">
      <style:text-properties fo:font-weight="normal" officeooo:rsid="001ab3da" style:font-weight-asian="normal" style:font-weight-complex="normal"/>
    </style:style>
    <style:style style:name="T27" style:family="text">
      <style:text-properties officeooo:rsid="000fae01"/>
    </style:style>
    <style:style style:name="T28" style:family="text">
      <style:text-properties officeooo:rsid="0010cba6"/>
    </style:style>
    <style:style style:name="T29" style:family="text">
      <style:text-properties officeooo:rsid="001177aa"/>
    </style:style>
    <style:style style:name="T30" style:family="text">
      <style:text-properties officeooo:rsid="001279a5"/>
    </style:style>
    <style:style style:name="T31" style:family="text">
      <style:text-properties officeooo:rsid="0018f6df"/>
    </style:style>
    <style:style style:name="T32" style:family="text">
      <style:text-properties officeooo:rsid="002055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UGESTÕES DE PADRONIZAÇÃO DA ESCRITA DE BDD</text:p>
      <text:p text:style-name="P7"><text:span text:style-name="T27">(</text:span>1.0<text:span text:style-name="T27">)</text:span></text:p>
      <text:p text:style-name="P5"/>
      <text:p text:style-name="P9">ORGANIZAÇÃO</text:p>
      <text:p text:style-name="P16"><text:span text:style-name="T23">Sempre criar uma pasta com o </text:span><text:span text:style-name="T24">número</text:span><text:span text:style-name="T23"> e nome da SMS, para dentro dela colocar o BDD, pois, a geração do documento</text:span><text:span text:style-name="T25">(PICLESDOCK)</text:span><text:span text:style-name="T23"> é feito por pasta.</text:span></text:p>
      <text:p text:style-name="P10">No futuro, pode-se criar pasta por sprint, para que cada documento contemple todas as SMS da sprint em questão.</text:p>
      <text:p text:style-name="P13"/>
      <text:p text:style-name="P8">Ex:<text:span text:style-name="T23"> SMS/9999 – Erro na digitação de Peg de reembolso.</text:span> </text:p>
      <text:p text:style-name="P6"/>
      <text:p text:style-name="P30">TITULO</text:p>
      <text:p text:style-name="P1">Sempre iniciar o Roteiro com um título, da funcionalidade, ou SMS em questão.</text:p>
      <text:p text:style-name="P1"><text:span text:style-name="T21">Ex:</text:span> <text:span text:style-name="T28">#</text:span>SMS <text:span text:style-name="T31">9999</text:span> - Erro na digitação de Peg de reembolso.</text:p>
      <text:p text:style-name="P1"/>
      <text:p text:style-name="P23"><text:span text:style-name="T3">T</text:span><text:span text:style-name="T2">ITULO CENÁRIO</text:span></text:p>
      <text:p text:style-name="P35">O cenário de teste também deve iniciar com um título.</text:p>
      <text:p text:style-name="P1"><text:span text:style-name="T21">Ex:</text:span> Digitar Peg de reembolso.</text:p>
      <text:p text:style-name="P1"/>
      <text:p text:style-name="P30">CAMINHO</text:p>
      <text:p text:style-name="P22"><text:span text:style-name="T16">Sempre</text:span><text:span text:style-name="T6"> </text:span><text:span text:style-name="T10">colocar o caminho do teste abaixo do título do cenário, não colocar o caminho junto da pré-condição (Dado).</text:span></text:p>
      <text:p text:style-name="P1"><text:span text:style-name="T21">Ex:</text:span> <text:span text:style-name="T30">#[</text:span>Processamento de contas<text:span text:style-name="T31">]</text:span> &gt; Competências do PEG &gt; Filiais &gt; Em Digitação &gt; Incluir</text:p>
      <text:p text:style-name="P1"/>
      <text:p text:style-name="P30">TABELAS</text:p>
      <text:p text:style-name="P35">Não existe necessidade em colocar tabelas com exemplos de campos e situações, quando o número de variações são 2, ou menos, nesses casos é melhor fazer o cenário de teste para cada variação e usar a tabela somente em situações de 3 ou mais variações.</text:p>
      <text:p text:style-name="P1"/>
      <text:p text:style-name="P24"><text:span text:style-name="T10">T</text:span><text:span text:style-name="T1">AGS</text:span></text:p>
      <text:p text:style-name="P17"><text:span text:style-name="T10">Não existe necessidade e</text:span><text:span text:style-name="T11">m usar TAGS quando o roteiro for feito para SMS, pois, o documento de SMS é gerado uma a uma, não necessitando de índice. Futuramente, quando existir a possibilidade de gerar documentos de BDD por sprints e funcionalidades, ai se fará </text:span><text:span text:style-name="T12">necessário</text:span><text:span text:style-name="T11"> o uso das TAGS.</text:span></text:p>
      <text:p text:style-name="P14"/>
      <text:p text:style-name="P30">PESSOA DO BDD</text:p>
      <text:p text:style-name="P36">Sempre que necessário se referir há alguém no BDD, usar “o usuário”.</text:p>
      <text:p text:style-name="P15"/>
      <text:p text:style-name="P21"><text:span text:style-name="T4">L</text:span><text:span text:style-name="T7">INGUAGEM DO SISTEMA</text:span><text:span text:style-name="T12"> </text:span></text:p>
      <text:p text:style-name="P37">Sempre manter a linguagem como no sistema.</text:p>
      <text:p text:style-name="P18"><text:span text:style-name="T2">E</text:span><text:span text:style-name="T8">x</text:span><text:span text:style-name="T2">:</text:span><text:span text:style-name="T1"> Não deve usar o termo “cadastrar PEG”, p</text:span><text:span text:style-name="T13">oi</text:span><text:span text:style-name="T1">s, no sistema é usado “digitar PEG”.</text:span></text:p>
      <text:p text:style-name="P15"/>
      <text:p text:style-name="P31">CERTEZA DE COMPORTAMENTO</text:p>
      <text:p text:style-name="P38">Quando colocamos a solução (Então), sabemos o que deve ocorrer, mas não temos a certeza, pois, ainda não foi testado, dessa forma é interessante usar “deve”, ou “deverá” para a solução.</text:p>
      <text:p text:style-name="P11"/>
      <text:p text:style-name="P2"><text:span text:style-name="T22">E</text:span>x:<text:span text:style-name="T23"> Então o Peg deverá ser salvo sem erros.</text:span></text:p>
      <text:p text:style-name="P9"/>
      <text:p text:style-name="P9"><text:soft-page-break/>TEMPO VERBAL</text:p>
      <text:p text:style-name="P39"><text:s/>Sempre manter o tempo verbal no BDD.</text:p>
      <text:p text:style-name="P12"/>
      <text:p text:style-name="P3"><text:span text:style-name="T29">Esquema de Cenário</text:span>: <text:span text:style-name="T23">Sempre que mais de um cenário for utilizar da mesma pré-condição (DADO), não se deve repetir a pré-condição, mas, colocá-la abaixo do </text:span><text:span text:style-name="T26">título</text:span><text:span text:style-name="T23"> e abaixo dela os cenários, somente com QUANDO E ENTÃO.</text:span></text:p>
      <text:p text:style-name="P12"/>
      <text:p text:style-name="P32">ENTENDER O FOCO DO TESTE</text:p>
      <text:p text:style-name="P20"><text:span text:style-name="T5"><text:s/></text:span><text:span text:style-name="T15">Sempre procurar entender qual o foco do teste, para não se testar coisas que não tem necessidade e deixar coisas importantes sem o devido teste.</text:span></text:p>
      <text:p text:style-name="P33"/>
      <text:p text:style-name="P19"><text:span text:style-name="T2">Ex:</text:span><text:span text:style-name="T14"> Se o teste deve verificar se o PEG está sendo salvo sem erros, então o foco deve ser esse e não verificar, por exemplo, campo a campo da digitação do PEG.</text:span></text:p>
      <text:p text:style-name="P48"/>
      <text:p text:style-name="P43"/>
      <text:p text:style-name="P43">PASSOS PARA SUBIR ALGUMA ALTERAÇÃO NO GITHUB</text:p>
      <text:p text:style-name="P47"/>
      <text:p text:style-name="P45">1º-Git Bash here na pasta do projeto</text:p>
      <text:p text:style-name="P47">Ir até a pasta onde está gravado o projeto, clicar com o botão direito do mouse e escolher a opção “Git Bash Here”</text:p>
      <text:p text:style-name="P47"><text:s/></text:p>
      <text:p text:style-name="P28"><text:span text:style-name="T9">2</text:span><text:span text:style-name="T2">º-Criar uma nova “Branch” para adicionar a alteração</text:span><text:span text:style-name="T1"> </text:span></text:p>
      <text:p text:style-name="P28"><text:span text:style-name="T2">Comando:</text:span><text:span text:style-name="T1"> git checkout -B <text:s/>&lt;nome da branch&gt;;</text:span></text:p>
      <text:p text:style-name="P27"><text:span text:style-name="T20">O nome da branch: </text:span><text:span text:style-name="T19">Deve ser padrão como SMS e o número dela na frente, separado por “/”</text:span></text:p>
      <text:p text:style-name="P27"><text:span text:style-name="T20">Ex:</text:span><text:span text:style-name="T19"> SMS/99999.</text:span></text:p>
      <text:p text:style-name="P44"/>
      <text:p text:style-name="P44"><text:span text:style-name="T32">3</text:span>º-Adicionar alteração</text:p>
      <text:p text:style-name="P25"><text:span text:style-name="T18">Comando: </text:span><text:span text:style-name="T19">git add .</text:span></text:p>
      <text:p text:style-name="P46"/>
      <text:p text:style-name="P34"><text:span text:style-name="T32">4</text:span>º- Criar um commit</text:p>
      <text:p text:style-name="P26"><text:span text:style-name="T1">Comando: </text:span><text:span text:style-name="T14">git commit -m &lt;Commit&gt;</text:span></text:p>
      <text:p text:style-name="P26"><text:span text:style-name="T1">Commit:</text:span><text:span text:style-name="T14"> Por padrão os Commits devem ser SMS e o número dela, seguido por || e o nome da SMS</text:span></text:p>
      <text:p text:style-name="P26"><text:span text:style-name="T1">Ex:</text:span><text:span text:style-name="T14"> SMS 99999 || CRIAÇÃO DO PEG</text:span></text:p>
      <text:p text:style-name="P40"/>
      <text:p text:style-name="P26"><text:span text:style-name="T17">5</text:span><text:span text:style-name="T1">º-Criar PullRequest</text:span><text:span text:style-name="T14"> </text:span></text:p>
      <text:p text:style-name="P26"><text:span text:style-name="T1">Comando: </text:span><text:span text:style-name="T14">git push origin &lt;Branch&gt;</text:span></text:p>
      <text:p text:style-name="P40"/>
      <text:p text:style-name="P41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10-24T14:58:19.600000000</dc:date>
    <meta:editing-duration>PT1H51S</meta:editing-duration>
    <meta:editing-cycles>27</meta:editing-cycles>
    <meta:document-statistic meta:table-count="0" meta:image-count="0" meta:object-count="0" meta:page-count="2" meta:paragraph-count="49" meta:word-count="547" meta:character-count="3080" meta:non-whitespace-character-count="2572"/>
  </office:meta>
</office:document-meta>
</file>